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style:use-window-font-color="true" fo:font-size="14pt" fo:language="pt" fo:country="BR" style:font-name-asian="Times New Roman" style:font-size-asian="14pt" style:font-name-complex="Times New Roman" style:font-size-complex="14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8pt" fo:language="pt" fo:country="B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4" style:family="paragraph" style:parent-style-name="Standard">
      <style:text-properties style:use-window-font-color="true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5" style:family="paragraph" style:parent-style-name="Standard" style:list-style-name="WW8Num1">
      <style:paragraph-properties>
        <style:tab-stops>
          <style:tab-stop style:position="1.27cm"/>
        </style:tab-stops>
      </style:paragraph-properties>
      <style:text-properties style:use-window-font-color="true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text-properties fo:color="#000080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Standard" style:list-style-name="WW8Num2">
      <style:paragraph-properties>
        <style:tab-stops>
          <style:tab-stop style:position="1.27cm"/>
        </style:tab-stops>
      </style:paragraph-properties>
      <style:text-properties style:use-window-font-color="true" fo:font-size="12pt" fo:language="pt" fo:country="BR" style:font-name-asian="Times New Roman" style:font-size-asian="12pt" style:font-name-complex="Times New Roman" style:font-size-complex="12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PROJETO SICOL #</text:p>
      <text:p text:style-name="P2"/>
      <text:p text:style-name="P3">CONFIGURAÇÕES NECESSÁRIAS</text:p>
      <text:p text:style-name="P4"/>
      <text:p text:style-name="P4">Configurações por Instalação</text:p>
      <text:p text:style-name="P4"/>
      <text:list text:style-name="WW8Num1">
        <text:list-item>
          <text:p text:style-name="P5">Cadastro de usuários e grupos de usuários;</text:p>
        </text:list-item>
        <text:list-item>
          <text:p text:style-name="P5">Cadastro de coleções e subcoleções;</text:p>
        </text:list-item>
        <text:list-item>
          <text:p text:style-name="P5">Traduções de labels;</text:p>
        </text:list-item>
        <text:list-item>
          <text:p text:style-name="P5">Configuração dos níveis de usuário;</text:p>
        </text:list-item>
        <text:list-item>
          <text:p text:style-name="P5">Inclusão de dicionário de espécies;</text:p>
        </text:list-item>
        <text:list-item>
          <text:p text:style-name="P5">Configuração do SGBD utilizado;</text:p>
        </text:list-item>
        <text:list-item>
          <text:p text:style-name="P5">Configuração do servidor web usado;</text:p>
        </text:list-item>
        <text:list-item>
          <text:p text:style-name="P5">Selecionar tabelas que terão log;</text:p>
        </text:list-item>
        <text:list-item>
          <text:p text:style-name="P5">Configuração do idioma padrão para visualização;</text:p>
        </text:list-item>
        <text:list-item>
          <text:p text:style-name="P5">Configuração dos idiomas padrões para entrada de dados;</text:p>
        </text:list-item>
        <text:list-item>
          <text:p text:style-name="P5">Configurar máscara para entrada e saída de data.</text:p>
        </text:list-item>
      </text:list>
      <text:p text:style-name="Standard"/>
      <text:p text:style-name="P4">Configurações por Sub-coleção</text:p>
      <text:p text:style-name="P6"/>
      <text:list text:style-name="WW8Num2">
        <text:list-item>
          <text:p text:style-name="P7">Idioma de labels e mensagens;</text:p>
        </text:list-item>
        <text:list-item>
          <text:p text:style-name="P7">Idiomas disponíveis para inserção de dados;</text:p>
        </text:list-item>
        <text:list-item>
          <text:p text:style-name="P7">Cadastro de combos fixos (com as traduções);</text:p>
        </text:list-item>
        <text:list-item>
          <text:p text:style-name="P7">Selecionar Dicionário(s) de Espécies que será usado;</text:p>
        </text:list-item>
        <text:list-item>
          <text:p text:style-name="P7">Configuração de combos (itens que serão exibidos), inclusive “País”;</text:p>
        </text:list-item>
        <text:list-item>
          <text:p text:style-name="P7">Máscara do código da linhagem com Expressão Regular;</text:p>
        </text:list-item>
        <text:list-item>
          <text:p text:style-name="P7">Máscara de entrada e saída de data;</text:p>
        </text:list-item>
        <text:list-item>
          <text:p text:style-name="P7">Campos adicionais em linhagem (outros).</text:p>
        </text:list-item>
      </text:list>
      <text:p text:style-name="Standard"/>
      <text:p text:style-name="P4">Configurações por Usuário</text:p>
      <text:p text:style-name="P4"/>
      <text:list text:style-name="WW8Num2">
        <text:list-item text:start-value="1">
          <text:p text:style-name="P7">Escolher idioma de preferência.</text:p>
        </text:list-item>
        <text:list-item>
          <text:p text:style-name="P7">Escolha da resolução que quer sempre acessar o sistema;</text:p>
        </text:list-item>
        <text:list-item>
          <text:p text:style-name="P7">Escolha da forma de visualizar a janela: normal, popup, fullscre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none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Absatz-Standardschriftart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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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Configurações por Instalação</dc:title>
    <meta:initial-creator>Flávio Henrique Sestari</meta:initial-creator>
    <meta:creation-date>2006-01-23T10:47:00</meta:creation-date>
    <dc:date>2006-12-21T10:10:21</dc:date>
    <meta:print-date>2113-01-01T00:00:00</meta:print-date>
    <dc:language>pt-BR</dc:language>
    <meta:editing-cycles>12</meta:editing-cycles>
    <meta:editing-duration>PT3H32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153" meta:character-count="1056"/>
  </office:meta>
</office:document-meta>
</file>